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1000000E1346C9EF45856EF74.png" manifest:media-type="image/png"/>
  <manifest:file-entry manifest:full-path="Pictures/100000000000011C00000083C0E3FEC850BA8D3A.png" manifest:media-type="image/png"/>
  <manifest:file-entry manifest:full-path="Pictures/100002010000009F00000088AB9CB43AFA674690.png" manifest:media-type="image/png"/>
  <manifest:file-entry manifest:full-path="Pictures/100002010000003C0000012C641F621E7DBE3A38.png" manifest:media-type="image/png"/>
  <manifest:file-entry manifest:full-path="Pictures/10000000000003C000000105B309873E80FD054C.png" manifest:media-type="image/png"/>
  <manifest:file-entry manifest:full-path="Pictures/10000201000001D6000000FA10F98888602D28CE.png" manifest:media-type="image/png"/>
  <manifest:file-entry manifest:full-path="Pictures/10000000000000E1000000E1C227393273A33FBA.png" manifest:media-type="image/png"/>
  <manifest:file-entry manifest:full-path="Pictures/10000000000001CB00000104DB4BECE588B1DFC3.png" manifest:media-type="image/png"/>
  <manifest:file-entry manifest:full-path="Pictures/100002010000009F000000975D6CBA2B89C1E3F7.png" manifest:media-type="image/png"/>
  <manifest:file-entry manifest:full-path="Pictures/1000000000000175000000C78BF59CB209B02A58.png" manifest:media-type="image/png"/>
  <manifest:file-entry manifest:full-path="Pictures/10000000000001C2000001044558999F212DCF57.png" manifest:media-type="image/png"/>
  <manifest:file-entry manifest:full-path="Pictures/100002010000009F0000009FDC1CA48B4BDEF40B.png" manifest:media-type="image/png"/>
  <manifest:file-entry manifest:full-path="Pictures/1000000000000104000000C236F124AFA8CD439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00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86cm, 0cm, 1.041cm, 0cm)" draw:image-opacity="100%" style:mirror="none"/>
    </style:style>
    <style:style style:name="gr7" style:family="graphic" style:parent-style-name="standard">
      <style:graphic-properties draw:stroke="dash" draw:stroke-dash="Dashed_20__28_var_29__20_4" svg:stroke-width="0.079cm" svg:stroke-color="#00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ff99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6.375cm" svg:height="2.94cm" svg:x="2.336cm" svg:y="1.085cm">
          <draw:image xlink:href="Pictures/100000000000011C00000083C0E3FEC850BA8D3A.png" xlink:type="simple" xlink:show="embed" xlink:actuate="onLoad">
            <text:p/>
          </draw:image>
        </draw:frame>
        <draw:frame draw:name="Google Shape;55;p13" draw:style-name="gr1" draw:text-style-name="P1" draw:layer="layout" svg:width="7.282cm" svg:height="3.873cm" svg:x="16.627cm" svg:y="1.384cm">
          <draw:image xlink:href="Pictures/10000201000001D6000000FA10F98888602D28CE.png" xlink:type="simple" xlink:show="embed" xlink:actuate="onLoad">
            <text:p/>
          </draw:image>
        </draw:frame>
        <draw:frame draw:name="Google Shape;56;p13" draw:style-name="gr1" draw:text-style-name="P1" draw:layer="layout" svg:width="1.151cm" svg:height="5.758cm" svg:x="12.539cm" svg:y="1.384cm">
          <draw:image xlink:href="Pictures/100002010000003C0000012C641F621E7DBE3A38.png" xlink:type="simple" xlink:show="embed" xlink:actuate="onLoad">
            <text:p/>
          </draw:image>
        </draw:frame>
        <draw:frame draw:name="Google Shape;57;p13" draw:style-name="gr1" draw:text-style-name="P1" draw:layer="layout" svg:width="3.726cm" svg:height="3.538cm" svg:x="14.889cm" svg:y="6.887cm">
          <draw:image xlink:href="Pictures/100002010000009F000000975D6CBA2B89C1E3F7.png" xlink:type="simple" xlink:show="embed" xlink:actuate="onLoad">
            <text:p/>
          </draw:image>
        </draw:frame>
        <draw:frame draw:name="Google Shape;58;p13" draw:style-name="gr1" draw:text-style-name="P1" draw:layer="layout" svg:width="3.726cm" svg:height="3.538cm" svg:x="14.889cm" svg:y="10.141cm">
          <draw:image xlink:href="Pictures/100002010000009F000000975D6CBA2B89C1E3F7.png" xlink:type="simple" xlink:show="embed" xlink:actuate="onLoad">
            <text:p/>
          </draw:image>
        </draw:frame>
        <draw:frame draw:name="Google Shape;59;p13" draw:style-name="gr1" draw:text-style-name="P1" draw:layer="layout" svg:width="3.726cm" svg:height="3.538cm" svg:x="7.614cm" svg:y="7.022cm">
          <draw:image xlink:href="Pictures/100002010000009F000000975D6CBA2B89C1E3F7.png" xlink:type="simple" xlink:show="embed" xlink:actuate="onLoad">
            <text:p/>
          </draw:image>
        </draw:frame>
        <draw:frame draw:name="Google Shape;60;p13" draw:style-name="gr1" draw:text-style-name="P1" draw:layer="layout" svg:width="3.726cm" svg:height="3.538cm" svg:x="7.406cm" svg:y="10.003cm">
          <draw:image xlink:href="Pictures/100002010000009F000000975D6CBA2B89C1E3F7.png" xlink:type="simple" xlink:show="embed" xlink:actuate="onLoad">
            <text:p/>
          </draw:image>
        </draw:frame>
        <draw:frame draw:name="Google Shape;61;p13" draw:style-name="gr1" draw:text-style-name="P1" draw:layer="layout" svg:width="1.683cm" svg:height="1.44cm" svg:x="12.301cm" svg:y="8.226cm">
          <draw:image xlink:href="Pictures/100002010000009F00000088AB9CB43AFA674690.png" xlink:type="simple" xlink:show="embed" xlink:actuate="onLoad">
            <text:p/>
          </draw:image>
        </draw:frame>
        <draw:frame draw:name="Google Shape;62;p13" draw:style-name="gr1" draw:text-style-name="P1" draw:layer="layout" svg:width="1.683cm" svg:height="1.44cm" svg:x="12.301cm" svg:y="10.899cm">
          <draw:image xlink:href="Pictures/100002010000009F00000088AB9CB43AFA674690.png" xlink:type="simple" xlink:show="embed" xlink:actuate="onLoad">
            <text:p/>
          </draw:image>
        </draw:frame>
        <draw:custom-shape draw:name="Google Shape;63;p13" draw:style-name="gr2" draw:text-style-name="P3" draw:layer="layout" svg:width="5.277cm" svg:height="0.836cm" svg:x="2.708cm" svg:y="0.249cm">
          <text:p text:style-name="P2"><text:span text:style-name="T1">Signal Gen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3" draw:layer="layout" svg:width="5.277cm" svg:height="0.836cm" svg:x="16.866cm" svg:y="0.4cm">
          <text:p text:style-name="P2"><text:span text:style-name="T1">Oscillosc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2" draw:text-style-name="P3" draw:layer="layout" svg:width="1.683cm" svg:height="0.836cm" svg:x="12.272cm" svg:y="0.249cm">
          <text:p text:style-name="P2"><text:span text:style-name="T1">DA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3" draw:text-style-name="P1" draw:layer="layout" svg:width="5.83cm" svg:height="1.298cm" svg:x="7.213cm" svg:y="2.377cm">
          <text:p/>
          <draw:enhanced-geometry draw:mirror-horizontal="false" draw:mirror-vertical="false" drawooo:sub-view-size="83967 18703" draw:text-areas="0 0 ?f0 ?f1" svg:viewBox="0 0 0 0" draw:type="ooxml-non-primitive" draw:enhanced-path="M 0 11143 L 0 0 67253 1194 67253 18305 83967 18703 N">
            <draw:equation draw:name="f0" draw:formula="logwidth"/>
            <draw:equation draw:name="f1" draw:formula="logheight"/>
          </draw:enhanced-geometry>
        </draw:custom-shape>
        <draw:custom-shape draw:name="Google Shape;67;p13" draw:style-name="gr4" draw:text-style-name="P1" draw:layer="layout" svg:width="5.305cm" svg:height="1.851cm" svg:x="7.738cm" svg:y="3.261cm">
          <text:p/>
          <draw:enhanced-geometry draw:mirror-horizontal="false" draw:mirror-vertical="false" drawooo:sub-view-size="76406 26663" draw:text-areas="0 0 ?f0 ?f1" svg:viewBox="0 0 0 0" draw:type="ooxml-non-primitive" draw:enhanced-path="M 0 0 L 398 15122 60488 15918 60886 26663 76406 26391 N">
            <draw:equation draw:name="f0" draw:formula="logwidth"/>
            <draw:equation draw:name="f1" draw:formula="logheight"/>
          </draw:enhanced-geometry>
        </draw:custom-shape>
        <draw:custom-shape draw:name="Google Shape;68;p13" draw:style-name="gr4" draw:text-style-name="P1" draw:layer="layout" svg:width="8.414cm" svg:height="2.549cm" svg:x="13.127cm" svg:y="4.525cm">
          <text:p/>
          <draw:enhanced-geometry draw:mirror-horizontal="false" draw:mirror-vertical="false" drawooo:sub-view-size="121176 36721" draw:text-areas="0 0 ?f0 ?f1" svg:viewBox="0 0 0 0" draw:type="ooxml-non-primitive" draw:enhanced-path="M 121176 0 L 120579 36721 15520 36323 15520 8467 0 8069 N">
            <draw:equation draw:name="f0" draw:formula="logwidth"/>
            <draw:equation draw:name="f1" draw:formula="logheight"/>
          </draw:enhanced-geometry>
        </draw:custom-shape>
        <draw:custom-shape draw:name="Google Shape;69;p13" draw:style-name="gr3" draw:text-style-name="P1" draw:layer="layout" svg:width="7.599cm" svg:height="2.105cm" svg:x="13.127cm" svg:y="3.615cm">
          <text:p/>
          <draw:enhanced-geometry draw:mirror-horizontal="false" draw:mirror-vertical="false" drawooo:sub-view-size="109436 30325" draw:text-areas="0 0 ?f0 ?f1" svg:viewBox="0 0 0 0" draw:type="ooxml-non-primitive" draw:enhanced-path="M 109436 11223 L 109436 30325 31836 28335 31438 478 0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51;p:notes" draw:style-name="gr5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74;p14" draw:style-name="gr2" draw:text-style-name="P3" draw:layer="layout" svg:width="5.277cm" svg:height="0.836cm" svg:x="2.708cm" svg:y="0.249cm">
          <text:p text:style-name="P2"><text:span text:style-name="T1">Signal Gen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2" draw:text-style-name="P3" draw:layer="layout" svg:width="5.277cm" svg:height="0.836cm" svg:x="16.866cm" svg:y="0.4cm">
          <text:p text:style-name="P2"><text:span text:style-name="T1">Oscillosc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2" draw:text-style-name="P3" draw:layer="layout" svg:width="1.683cm" svg:height="0.836cm" svg:x="12.272cm" svg:y="0.249cm">
          <text:p text:style-name="P2"><text:span text:style-name="T1">DA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4" draw:style-name="gr1" draw:text-style-name="P1" draw:layer="layout" svg:width="5.984cm" svg:height="3.389cm" svg:x="2.001cm" svg:y="1.237cm">
          <draw:image xlink:href="Pictures/10000000000001CB00000104DB4BECE588B1DFC3.png" xlink:type="simple" xlink:show="embed" xlink:actuate="onLoad">
            <text:p/>
          </draw:image>
        </draw:frame>
        <draw:frame draw:name="Google Shape;78;p14" draw:style-name="gr1" draw:text-style-name="P1" draw:layer="layout" svg:width="6.355cm" svg:height="1.727cm" draw:transform="rotate (-1.5707963267949) translate (13.979cm 1.085cm)">
          <draw:image xlink:href="Pictures/10000000000003C000000105B309873E80FD054C.png" xlink:type="simple" xlink:show="embed" xlink:actuate="onLoad">
            <text:p/>
          </draw:image>
        </draw:frame>
        <draw:frame draw:name="Google Shape;79;p14" draw:style-name="gr1" draw:text-style-name="P1" draw:layer="layout" svg:width="7.583cm" svg:height="4.045cm" svg:x="16.615cm" svg:y="1.378cm">
          <draw:image xlink:href="Pictures/1000000000000175000000C78BF59CB209B02A58.png" xlink:type="simple" xlink:show="embed" xlink:actuate="onLoad">
            <text:p/>
          </draw:image>
        </draw:frame>
        <draw:frame draw:name="Google Shape;80;p14" draw:style-name="gr1" draw:text-style-name="P1" draw:layer="layout" svg:width="10.887cm" svg:height="6.29cm" svg:x="0.304cm" svg:y="7.018cm">
          <draw:image xlink:href="Pictures/10000000000001C2000001044558999F212DCF57.png" xlink:type="simple" xlink:show="embed" xlink:actuate="onLoad">
            <text:p/>
          </draw:image>
        </draw:frame>
        <draw:frame draw:name="Google Shape;81;p14" draw:style-name="gr6" draw:text-style-name="P1" draw:layer="layout" svg:width="5.277cm" svg:height="2.304cm" svg:x="14.843cm" svg:y="7.018cm">
          <draw:image xlink:href="Pictures/1000000000000104000000C236F124AFA8CD4394.png" xlink:type="simple" xlink:show="embed" xlink:actuate="onLoad">
            <text:p/>
          </draw:image>
        </draw:frame>
        <draw:custom-shape draw:name="Google Shape;82;p14" draw:style-name="gr2" draw:text-style-name="P3" draw:layer="layout" svg:width="2.129cm" svg:height="0.836cm" svg:x="14.368cm" svg:y="9.323cm">
          <text:p text:style-name="P2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4" draw:style-name="gr1" draw:text-style-name="P1" draw:layer="layout" svg:width="3.389cm" svg:height="3.389cm" svg:x="0.745cm" svg:y="4.779cm">
          <draw:image xlink:href="Pictures/100002010000009F0000009FDC1CA48B4BDEF40B.png" xlink:type="simple" xlink:show="embed" xlink:actuate="onLoad">
            <text:p/>
          </draw:image>
        </draw:frame>
        <draw:frame draw:name="Google Shape;84;p14" draw:style-name="gr1" draw:text-style-name="P1" draw:layer="layout" svg:width="5.277cm" svg:height="5.277cm" svg:x="20.122cm" svg:y="8.599cm">
          <draw:image xlink:href="Pictures/10000000000000E1000000E1C227393273A33FBA.png" xlink:type="simple" xlink:show="embed" xlink:actuate="onLoad">
            <text:p/>
          </draw:image>
        </draw:frame>
        <draw:custom-shape draw:name="Google Shape;85;p14" draw:style-name="gr2" draw:text-style-name="P3" draw:layer="layout" svg:width="2.129cm" svg:height="0.836cm" svg:x="21.852cm" svg:y="13.246cm">
          <text:p text:style-name="P2"><text:span text:style-name="T1">Ro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2" draw:text-style-name="P3" draw:layer="layout" svg:width="2.908cm" svg:height="0.836cm" svg:x="4.24cm" svg:y="13.097cm">
          <text:p text:style-name="P2"><text:span text:style-name="T1">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2" draw:text-style-name="P3" draw:layer="layout" svg:width="1.352cm" svg:height="0.836cm" svg:x="4.317cm" svg:y="5.755cm">
          <text:p text:style-name="P2"><text:span text:style-name="T1">x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3" draw:text-style-name="P1" draw:layer="layout" svg:width="10.832cm" svg:height="5.277cm" svg:x="4.974cm" svg:y="3.565cm">
          <text:p/>
          <draw:enhanced-geometry draw:mirror-horizontal="false" draw:mirror-vertical="false" drawooo:sub-view-size="155996 76008" draw:text-areas="0 0 ?f0 ?f1" svg:viewBox="0 0 0 0" draw:type="ooxml-non-primitive" draw:enhanced-path="M 796 0 L 0 30244 96702 29050 96702 76008 155996 75610 N">
            <draw:equation draw:name="f0" draw:formula="logwidth"/>
            <draw:equation draw:name="f1" draw:formula="logheight"/>
          </draw:enhanced-geometry>
        </draw:custom-shape>
        <draw:custom-shape draw:name="Google Shape;89;p14" draw:style-name="gr3" draw:text-style-name="P1" draw:layer="layout" svg:width="3.232cm" svg:height="4.31cm" svg:x="13.265cm" svg:y="4.228cm">
          <text:p/>
          <draw:enhanced-geometry draw:mirror-horizontal="false" draw:mirror-vertical="false" drawooo:sub-view-size="46560 62080" draw:text-areas="0 0 ?f0 ?f1" svg:viewBox="0 0 0 0" draw:type="ooxml-non-primitive" draw:enhanced-path="M 0 0 L 44968 0 46560 62080 N">
            <draw:equation draw:name="f0" draw:formula="logwidth"/>
            <draw:equation draw:name="f1" draw:formula="logheight"/>
          </draw:enhanced-geometry>
        </draw:custom-shape>
        <draw:custom-shape draw:name="Google Shape;90;p14" draw:style-name="gr3" draw:text-style-name="P1" draw:layer="layout" svg:width="5.858cm" svg:height="5.498cm" svg:x="18.792cm" svg:y="3.15cm">
          <text:p/>
          <draw:enhanced-geometry draw:mirror-horizontal="false" draw:mirror-vertical="false" drawooo:sub-view-size="84365 79192" draw:text-areas="0 0 ?f0 ?f1" svg:viewBox="0 0 0 0" draw:type="ooxml-non-primitive" draw:enhanced-path="M 69641 396 L 84365 0 83569 79192 0 78408 N">
            <draw:equation draw:name="f0" draw:formula="logwidth"/>
            <draw:equation draw:name="f1" draw:formula="logheight"/>
          </draw:enhanced-geometry>
        </draw:custom-shape>
        <draw:custom-shape draw:name="Google Shape;91;p14" draw:style-name="gr3" draw:text-style-name="P1" draw:layer="layout" svg:width="0.027cm" svg:height="3.929cm" svg:x="17.217cm" svg:y="8.644cm">
          <text:p/>
          <draw:enhanced-geometry draw:mirror-horizontal="false" draw:mirror-vertical="false" drawooo:sub-view-size="398 56588" draw:text-areas="0 0 ?f0 ?f1" svg:viewBox="0 0 0 0" draw:type="ooxml-non-primitive" draw:enhanced-path="M 398 56588 L 0 56588 0 0 N">
            <draw:equation draw:name="f0" draw:formula="logwidth"/>
            <draw:equation draw:name="f1" draw:formula="logheight"/>
          </draw:enhanced-geometry>
        </draw:custom-shape>
        <draw:custom-shape draw:name="Google Shape;92;p14" draw:style-name="gr7" draw:text-style-name="P1" draw:layer="layout" svg:width="8.041cm" svg:height="0.027cm" svg:x="9.23cm" svg:y="12.6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4" draw:style-name="gr7" draw:text-style-name="P1" draw:layer="layout" svg:width="5.313cm" svg:height="0.007cm" svg:x="17.245cm" svg:y="11.38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1;g81f00e3a59_0_32:notes" draw:style-name="gr5" draw:layer="layout" svg:width="16.932cm" svg:height="9.524cm" svg:x="1.059cm" svg:y="1.905cm" draw:page-number="2" presentation:class="page"/>
          <draw:frame draw:name="Google Shape;72;g81f00e3a59_0_3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98;p15" draw:style-name="gr2" draw:text-style-name="P3" draw:layer="layout" svg:width="5.277cm" svg:height="0.836cm" svg:x="2.708cm" svg:y="0.249cm">
          <text:p text:style-name="P2"><text:span text:style-name="T1">Signal Gen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5" draw:style-name="gr2" draw:text-style-name="P3" draw:layer="layout" svg:width="5.277cm" svg:height="0.836cm" svg:x="16.866cm" svg:y="0.4cm">
          <text:p text:style-name="P2"><text:span text:style-name="T1">Oscillosc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5" draw:style-name="gr2" draw:text-style-name="P3" draw:layer="layout" svg:width="1.683cm" svg:height="0.836cm" svg:x="12.272cm" svg:y="0.249cm">
          <text:p text:style-name="P2"><text:span text:style-name="T1">DA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5" draw:style-name="gr1" draw:text-style-name="P1" draw:layer="layout" svg:width="5.984cm" svg:height="3.389cm" svg:x="2.001cm" svg:y="1.237cm">
          <draw:image xlink:href="Pictures/10000000000001CB00000104DB4BECE588B1DFC3.png" xlink:type="simple" xlink:show="embed" xlink:actuate="onLoad">
            <text:p/>
          </draw:image>
        </draw:frame>
        <draw:frame draw:name="Google Shape;102;p15" draw:style-name="gr1" draw:text-style-name="P1" draw:layer="layout" svg:width="6.355cm" svg:height="1.727cm" draw:transform="rotate (-1.5707963267949) translate (13.979cm 1.085cm)">
          <draw:image xlink:href="Pictures/10000000000003C000000105B309873E80FD054C.png" xlink:type="simple" xlink:show="embed" xlink:actuate="onLoad">
            <text:p/>
          </draw:image>
        </draw:frame>
        <draw:frame draw:name="Google Shape;103;p15" draw:style-name="gr1" draw:text-style-name="P1" draw:layer="layout" svg:width="7.583cm" svg:height="4.045cm" svg:x="16.615cm" svg:y="1.378cm">
          <draw:image xlink:href="Pictures/1000000000000175000000C78BF59CB209B02A58.png" xlink:type="simple" xlink:show="embed" xlink:actuate="onLoad">
            <text:p/>
          </draw:image>
        </draw:frame>
        <draw:frame draw:name="Google Shape;104;p15" draw:style-name="gr1" draw:text-style-name="P1" draw:layer="layout" svg:width="10.887cm" svg:height="6.29cm" svg:x="0.304cm" svg:y="7.018cm">
          <draw:image xlink:href="Pictures/10000000000001C2000001044558999F212DCF57.png" xlink:type="simple" xlink:show="embed" xlink:actuate="onLoad">
            <text:p/>
          </draw:image>
        </draw:frame>
        <draw:frame draw:name="Google Shape;105;p15" draw:style-name="gr1" draw:text-style-name="P1" draw:layer="layout" svg:width="3.389cm" svg:height="3.389cm" svg:x="15.84cm" svg:y="5.755cm">
          <draw:image xlink:href="Pictures/100002010000009F0000009FDC1CA48B4BDEF40B.png" xlink:type="simple" xlink:show="embed" xlink:actuate="onLoad">
            <text:p/>
          </draw:image>
        </draw:frame>
        <draw:custom-shape draw:name="Google Shape;106;p15" draw:style-name="gr2" draw:text-style-name="P3" draw:layer="layout" svg:width="2.908cm" svg:height="0.836cm" svg:x="4.24cm" svg:y="13.097cm">
          <text:p text:style-name="P2"><text:span text:style-name="T1">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2" draw:text-style-name="P3" draw:layer="layout" svg:width="1.352cm" svg:height="0.836cm" svg:x="19.89cm" svg:y="6.725cm">
          <text:p text:style-name="P2"><text:span text:style-name="T1">x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" draw:style-name="gr8" draw:text-style-name="P1" draw:layer="layout" svg:width="6.714cm" svg:height="9.018cm" svg:x="4.974cm" svg:y="3.565cm">
          <text:p/>
          <draw:enhanced-geometry draw:mirror-horizontal="false" draw:mirror-vertical="false" drawooo:sub-view-size="96702 129870" draw:text-areas="0 0 ?f0 ?f1" svg:viewBox="0 0 0 0" draw:type="ooxml-non-primitive" draw:enhanced-path="M 796 0 L 0 30244 96702 29050 96232 129870 62660 129870 N">
            <draw:equation draw:name="f0" draw:formula="logwidth"/>
            <draw:equation draw:name="f1" draw:formula="logheight"/>
          </draw:enhanced-geometry>
        </draw:custom-shape>
        <draw:custom-shape draw:name="Google Shape;109;p15" draw:style-name="gr3" draw:text-style-name="P1" draw:layer="layout" svg:width="5.828cm" svg:height="8.607cm" svg:x="8.578cm" svg:y="4.125cm">
          <text:p/>
          <draw:enhanced-geometry draw:mirror-horizontal="false" draw:mirror-vertical="false" drawooo:sub-view-size="83932 123960" draw:text-areas="0 0 ?f0 ?f1" svg:viewBox="0 0 0 0" draw:type="ooxml-non-primitive" draw:enhanced-path="M 70589 0 L 83932 0 83071 123960 0 123960 N">
            <draw:equation draw:name="f0" draw:formula="logwidth"/>
            <draw:equation draw:name="f1" draw:formula="logheight"/>
          </draw:enhanced-geometry>
        </draw:custom-shape>
        <draw:custom-shape draw:name="Google Shape;110;p15" draw:style-name="gr8" draw:text-style-name="P1" draw:layer="layout" svg:width="16.503cm" svg:height="10.276cm" svg:x="7.951cm" svg:y="2.605cm">
          <text:p/>
          <draw:enhanced-geometry draw:mirror-horizontal="false" draw:mirror-vertical="false" drawooo:sub-view-size="237662 147993" draw:text-areas="0 0 ?f0 ?f1" svg:viewBox="0 0 0 0" draw:type="ooxml-non-primitive" draw:enhanced-path="M 224319 0 L 237662 0 236300 147563 0 147993 N">
            <draw:equation draw:name="f0" draw:formula="logwidth"/>
            <draw:equation draw:name="f1" draw:formula="logheight"/>
          </draw:enhanced-geometry>
        </draw:custom-shape>
        <draw:frame draw:name="Google Shape;111;p15" draw:style-name="gr1" draw:text-style-name="P1" draw:layer="layout" svg:width="3.657cm" svg:height="3.657cm" svg:x="15.706cm" svg:y="8.926cm">
          <draw:image xlink:href="Pictures/10000000000000E1000000E1346C9EF45856EF74.png" xlink:type="simple" xlink:show="embed" xlink:actuate="onLoad">
            <text:p/>
          </draw:image>
        </draw:frame>
        <draw:custom-shape draw:name="Google Shape;112;p15" draw:style-name="gr2" draw:text-style-name="P3" draw:layer="layout" svg:width="1.352cm" svg:height="0.836cm" svg:x="20.104cm" svg:y="10.198cm">
          <text:p text:style-name="P2"><text:span text:style-name="T1">x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81f00e3a59_0_78:notes" draw:style-name="gr5" draw:layer="layout" svg:width="16.932cm" svg:height="9.524cm" svg:x="1.059cm" svg:y="1.905cm" draw:page-number="3" presentation:class="page"/>
          <draw:frame draw:name="Google Shape;96;g81f00e3a59_0_78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6.0.5.2$Linux_X86_64 LibreOffice_project/</meta:generator>
  </office:meta>
</office:document-meta>
</file>